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T1" style:family="text">
      <style:text-properties officeooo:rsid="0000f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주사기 펌프 체크리스트</text:p>
      <text:p text:style-name="Standard">- 실린더 최대 이송거리에 필요한 주사기 피스톤의 이송거리</text:p>
      <text:p text:style-name="Standard">- 실린더 최대 이송거리에 필요한 주사기 압력</text:p>
      <text:p text:style-name="Standard">- 주사기 압력을 위한 액추에이터의 힘</text:p>
      <text:p text:style-name="Standard">- 액추에이터 힘을 위한 모터의 최소 토크</text:p>
      <text:p text:style-name="Standard">- 실린더 최대 이송거리에 필요한 유량</text:p>
      <text:p text:style-name="Standard"/>
      <text:p text:style-name="Standard">* 테스트 체크리스트</text:p>
      <text:p text:style-name="Standard">- 주사기 <text:span text:style-name="T1">100ml 2개 구매</text:span></text:p>
      <text:p text:style-name="Standard">- 튜브 오면 주사기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9:49:24.129586628</meta:creation-date>
    <dc:date>2022-01-27T10:50:59.863722095</dc:date>
    <meta:editing-duration>PT14H51M25S</meta:editing-duration>
    <meta:editing-cycles>1</meta:editing-cycles>
    <meta:document-statistic meta:table-count="0" meta:image-count="0" meta:object-count="0" meta:page-count="1" meta:paragraph-count="9" meta:word-count="130" meta:character-count="176" meta:non-whitespace-character-count="134"/>
    <meta:generator>LibreOffice/6.4.7.2$Linux_X86_64 LibreOffice_project/40$Build-2</meta:generator>
  </office:meta>
</office:document-meta>
</file>